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format="1" text:start-value="13">
        <style:list-level-properties text:space-before="0in" text:min-label-width="0.2604in"/>
      </text:list-level-style-number>
      <text:list-level-style-number text:level="2" style:num-format="1" text:display-levels="2">
        <style:list-level-properties text:space-before="0.0986in" text:min-label-width="0.2604in"/>
      </text:list-level-style-number>
      <text:list-level-style-number text:level="3" style:num-format="1" text:display-levels="3">
        <style:list-level-properties text:space-before="0.1972in" text:min-label-width="0.5in"/>
      </text:list-level-style-number>
      <text:list-level-style-number text:level="4" style:num-format="1" text:display-levels="4">
        <style:list-level-properties text:space-before="0.2958in" text:min-label-width="0.5in"/>
      </text:list-level-style-number>
      <text:list-level-style-number text:level="5" style:num-format="1" text:display-levels="5">
        <style:list-level-properties text:space-before="0.3944in" text:min-label-width="0.75in"/>
      </text:list-level-style-number>
      <text:list-level-style-number text:level="6" style:num-format="1" text:display-levels="6">
        <style:list-level-properties text:space-before="0.493in" text:min-label-width="0.75in"/>
      </text:list-level-style-number>
      <text:list-level-style-number text:level="7" style:num-format="1" text:display-levels="7">
        <style:list-level-properties text:space-before="0.5916in" text:min-label-width="1in"/>
      </text:list-level-style-number>
      <text:list-level-style-number text:level="8" style:num-format="1" text:display-levels="8">
        <style:list-level-properties text:space-before="0.6902in" text:min-label-width="1in"/>
      </text:list-level-style-number>
      <text:list-level-style-number text:level="9" style:num-format="1" text:display-levels="9">
        <style:list-level-properties text:space-before="0.7888in" text:min-label-width="1.25in"/>
      </text:list-level-style-number>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472in" text:min-label-width="0.25in"/>
        <style:text-properties style:font-name="Wingdings"/>
      </text:list-level-style-bullet>
      <text:list-level-style-bullet text:level="2" text:style-name="WW_CharLFO17LVL2" text:bullet-char="o">
        <style:list-level-properties text:space-before="0.9472in" text:min-label-width="0.25in"/>
        <style:text-properties style:font-name="Courier New"/>
      </text:list-level-style-bullet>
      <text:list-level-style-bullet text:level="3" text:style-name="WW_CharLFO17LVL3" text:bullet-char="">
        <style:list-level-properties text:space-before="1.4472in" text:min-label-width="0.25in"/>
        <style:text-properties style:font-name="Wingdings"/>
      </text:list-level-style-bullet>
      <text:list-level-style-bullet text:level="4" text:style-name="WW_CharLFO17LVL4" text:bullet-char="">
        <style:list-level-properties text:space-before="1.9472in" text:min-label-width="0.25in"/>
        <style:text-properties style:font-name="Symbol"/>
      </text:list-level-style-bullet>
      <text:list-level-style-bullet text:level="5" text:style-name="WW_CharLFO17LVL5" text:bullet-char="o">
        <style:list-level-properties text:space-before="2.4472in" text:min-label-width="0.25in"/>
        <style:text-properties style:font-name="Courier New"/>
      </text:list-level-style-bullet>
      <text:list-level-style-bullet text:level="6" text:style-name="WW_CharLFO17LVL6" text:bullet-char="">
        <style:list-level-properties text:space-before="2.9472in" text:min-label-width="0.25in"/>
        <style:text-properties style:font-name="Wingdings"/>
      </text:list-level-style-bullet>
      <text:list-level-style-bullet text:level="7" text:style-name="WW_CharLFO17LVL7" text:bullet-char="">
        <style:list-level-properties text:space-before="3.4472in" text:min-label-width="0.25in"/>
        <style:text-properties style:font-name="Symbol"/>
      </text:list-level-style-bullet>
      <text:list-level-style-bullet text:level="8" text:style-name="WW_CharLFO17LVL8" text:bullet-char="o">
        <style:list-level-properties text:space-before="3.9472in" text:min-label-width="0.25in"/>
        <style:text-properties style:font-name="Courier New"/>
      </text:list-level-style-bullet>
      <text:list-level-style-bullet text:level="9" text:style-name="WW_CharLFO17LVL9" text:bullet-char="">
        <style:list-level-properties text:space-before="4.4472in" text:min-label-width="0.25in"/>
        <style:text-properties style:font-name="Wingdings"/>
      </text:list-level-style-bullet>
    </text:list-style>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fo:margin-bottom="0in" fo:line-height="100%" fo:background-color="#D9D9D9"/>
      <style:text-properties style:font-name="Arial" style:font-name-complex="Arial" fo:font-weight="bold" style:font-weight-asian="bold" style:font-weight-complex="bold" fo:font-size="10pt" style:font-size-asian="10pt" style:font-size-complex="10pt"/>
    </style:style>
    <style:style style:name="P4" style:parent-style-name="Normal" style:family="paragraph">
      <style:paragraph-properties fo:border="0.0069in solid #000000" fo:padding-top="0.0138in" fo:padding-left="0.0555in" fo:padding-bottom="0.0138in" fo:padding-right="0.0555in" style:shadow="none" fo:text-align="center" fo:margin-bottom="0in" fo:line-height="100%" fo:background-color="#D9D9D9"/>
    </style:style>
    <style:style style:name="T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9" style:parent-style-name="Normal"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 style:parent-style-name="Normal"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text-align="center" fo:margin-bottom="0in" fo:line-height="100%"/>
    </style:style>
    <style:style style:name="T12"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13" style:parent-style-name="Fuentedepárrafopredeter." style:family="text">
      <style:text-properties style:font-name="Arial" style:font-name-complex="Arial" fo:font-weight="bold" style:font-weight-asian="bold" style:font-weight-complex="bold" style:font-style-complex="italic" fo:color="#000000" fo:font-size="10pt" style:font-size-asian="10pt" style:font-size-complex="10pt"/>
    </style:style>
    <style:style style:name="P14"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P15"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16"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olumn18" style:family="table-column">
      <style:table-column-properties style:column-width="6.9284in"/>
    </style:style>
    <style:style style:name="Table17" style:family="table">
      <style:table-properties style:width="6.9284in" fo:margin-left="-0.1562in" table:align="center"/>
    </style:style>
    <style:style style:name="TableRow19" style:family="table-row">
      <style:table-row-properties/>
    </style:style>
    <style:style style:name="TableCell20" style:family="table-cell">
      <style:table-cell-properties fo:border="0.0104in outset #000000" style:vertical-align="middle" fo:padding-top="0.0104in" fo:padding-left="0.0104in" fo:padding-bottom="0.0104in" fo:padding-right="0.0104in"/>
    </style:style>
    <style:style style:name="P21" style:parent-style-name="Normal" style:list-style-name="LFO12" style:family="paragraph">
      <style:paragraph-properties fo:text-align="justify" fo:margin-bottom="0in" fo:line-height="100%" fo:margin-left="0.0395in" fo:margin-right="0.0395in" fo:text-indent="0in">
        <style:tab-stops/>
      </style:paragraph-properties>
    </style:style>
    <style:style style:name="T22"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3"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4"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26" style:parent-style-name="Normal" style:family="paragraph">
      <style:paragraph-properties style:text-autospace="none" fo:text-align="justify" fo:margin-bottom="0in" fo:line-height="100%" fo:margin-left="0.0395in" fo:margin-right="0.0395in">
        <style:tab-stops/>
      </style:paragraph-properties>
    </style:style>
    <style:style style:name="T27" style:parent-style-name="Fuentedepárrafopredeter." style:family="text">
      <style:text-properties style:font-name="Arial" style:font-name-complex="Arial" style:font-style-complex="italic" fo:font-size="10pt" style:font-size-asian="10pt" style:font-size-complex="10pt"/>
    </style:style>
    <style:style style:name="T28" style:parent-style-name="Fuentedepárrafopredeter." style:family="text">
      <style:text-properties style:font-name="Arial" style:font-name-complex="Arial" style:font-style-complex="italic" fo:font-size="10pt" style:font-size-asian="10pt" style:font-size-complex="10pt"/>
    </style:style>
    <style:style style:name="T29"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30" style:parent-style-name="Fuentedepárrafopredeter." style:family="text">
      <style:text-properties style:font-name="Arial" style:font-name-complex="Arial" style:font-style-complex="italic" fo:font-size="10pt" style:font-size-asian="10pt" style:font-size-complex="10pt"/>
    </style:style>
    <style:style style:name="T31" style:parent-style-name="Fuentedepárrafopredeter." style:family="text">
      <style:text-properties style:font-name="Arial" style:font-name-complex="Arial" style:font-style-complex="italic" fo:font-size="10pt" style:font-size-asian="10pt" style:font-size-complex="10pt"/>
    </style:style>
    <style:style style:name="T32" style:parent-style-name="Fuentedepárrafopredeter." style:family="text">
      <style:text-properties style:font-name="Arial" style:font-name-complex="Arial" style:font-style-complex="italic" fo:font-size="10pt" style:font-size-asian="10pt" style:font-size-complex="10pt"/>
    </style:style>
    <style:style style:name="T33" style:parent-style-name="Fuentedepárrafopredeter." style:family="text">
      <style:text-properties style:font-name="Arial" style:font-name-complex="Arial" style:font-style-complex="italic" fo:font-size="10pt" style:font-size-asian="10pt" style:font-size-complex="10pt"/>
    </style:style>
    <style:style style:name="P3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TableRow35" style:family="table-row">
      <style:table-row-properties/>
    </style:style>
    <style:style style:name="TableCell36" style:family="table-cell">
      <style:table-cell-properties fo:border="0.0104in outset #000000" style:vertical-align="middle" fo:padding-top="0.0104in" fo:padding-left="0.0104in" fo:padding-bottom="0.0104in" fo:padding-right="0.0104in"/>
    </style:style>
    <style:style style:name="P37"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8"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9"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40"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41" style:parent-style-name="Normal" style:family="paragraph">
      <style:paragraph-properties fo:text-align="justify" fo:margin-bottom="0in" fo:line-height="100%" fo:margin-left="0.0395in" fo:margin-right="0.0395in">
        <style:tab-stops/>
      </style:paragraph-properties>
    </style:style>
    <style:style style:name="T42" style:parent-style-name="Fuentedepárrafopredeter." style:family="text">
      <style:text-properties style:font-name="Arial" style:font-name-complex="Arial" fo:font-size="10pt" style:font-size-asian="10pt" style:font-size-complex="10pt" fo:language="en" fo:country="US"/>
    </style:style>
    <style:style style:name="P43"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TableColumn45" style:family="table-column">
      <style:table-column-properties style:column-width="1.7534in"/>
    </style:style>
    <style:style style:name="TableColumn46" style:family="table-column">
      <style:table-column-properties style:column-width="1.5583in"/>
    </style:style>
    <style:style style:name="TableColumn47" style:family="table-column">
      <style:table-column-properties style:column-width="1.4847in"/>
    </style:style>
    <style:style style:name="TableColumn48" style:family="table-column">
      <style:table-column-properties style:column-width="1.9708in"/>
    </style:style>
    <style:style style:name="Table44" style:family="table">
      <style:table-properties style:width="6.7673in" fo:margin-left="0.0347in" table:align="left"/>
    </style:style>
    <style:style style:name="TableRow49" style:family="table-row">
      <style:table-row-properties style:min-row-height="0.318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text-align="center" fo:margin-left="0.0125in">
        <style:tab-stops/>
      </style:paragraph-properties>
      <style:text-properties style:font-name="Arial" style:font-name-asian="Times New Roman" style:font-name-complex="Arial" fo:font-weight="bold" style:font-weight-asian="bold" fo:font-size="10pt" style:font-size-asian="10pt" style:font-size-complex="10pt" fo:language="en" fo:country="US"/>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Row56" style:family="table-row">
      <style:table-row-properties style:min-row-height="0.0993in"/>
    </style:style>
    <style:style style:name="P57"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P62"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Row63" style:family="table-row">
      <style:table-row-properties style:min-row-height="0.318i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text-align="center" fo:margin-bottom="0in" fo:line-height="100%"/>
    </style:style>
    <style:style style:name="T66"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center" fo:margin-bottom="0in" fo:line-height="100%"/>
    </style:style>
    <style:style style:name="T69"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text-align="center" fo:margin-bottom="0in" fo:line-height="100%"/>
    </style:style>
    <style:style style:name="T75"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P76"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7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fo:language="en" fo:country="US" style:language-asian="pt" style:country-asian="BR"/>
    </style:style>
    <style:style style:name="P78" style:parent-style-name="Pa0" style:family="paragraph">
      <style:paragraph-properties fo:text-align="justify" fo:line-height="100%" fo:margin-left="0.0395in" fo:margin-right="0.0395in">
        <style:tab-stops/>
      </style:paragraph-properties>
    </style:style>
    <style:style style:name="T79" style:parent-style-name="Fuentedepárrafopredeter." style:family="text">
      <style:text-properties style:font-name="Arial" style:font-name-asian="Calibri" style:font-name-complex="Arial" fo:font-size="10pt" style:font-size-asian="10pt" style:font-size-complex="10pt" style:language-asian="en" style:country-asian="US"/>
    </style:style>
    <style:style style:name="P80"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1"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2"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3" style:parent-style-name="Normal" style:family="paragraph">
      <style:paragraph-properties fo:text-align="justify" fo:margin-bottom="0in" fo:line-height="100%" fo:margin-left="0.0395in" fo:margin-right="0.0395in">
        <style:tab-stops/>
      </style:paragraph-properties>
    </style:style>
    <style:style style:name="T84" style:parent-style-name="Fuentedepárrafopredeter." style:family="text">
      <style:text-properties style:font-name="Arial" style:font-name-complex="Arial" fo:font-size="10pt" style:font-size-asian="10pt" style:font-size-complex="10pt" fo:language="en" fo:country="US"/>
    </style:style>
    <style:style style:name="P85"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86" style:parent-style-name="Normal" style:family="paragraph">
      <style:paragraph-properties fo:text-align="justify" fo:margin-bottom="0in" fo:line-height="100%" fo:margin-left="0.0395in" fo:margin-right="0.0395in">
        <style:tab-stops/>
      </style:paragraph-properties>
      <style:text-properties style:font-name="Arial" style:font-name-complex="Arial" fo:font-weight="bold" style:font-weight-asian="bold" fo:font-size="10pt" style:font-size-asian="10pt" style:font-size-complex="10pt"/>
    </style:style>
    <style:style style:name="P87"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88" style:parent-style-name="NormalWeb" style:family="paragraph">
      <style:paragraph-properties fo:text-align="justify" fo:margin-top="0in" fo:margin-bottom="0in" fo:margin-left="0.0395in" fo:margin-right="0.0395in">
        <style:tab-stops/>
      </style:paragraph-properties>
    </style:style>
    <style:style style:name="T89" style:parent-style-name="Fuentedepárrafopredeter." style:family="text">
      <style:text-properties style:font-name="Arial" style:font-name-asian="Calibri" style:font-name-complex="Arial" fo:font-size="10pt" style:font-size-asian="10pt" style:font-size-complex="10pt" fo:language="en" fo:country="US" style:language-asian="en" style:country-asian="US"/>
    </style:style>
    <style:style style:name="P90" style:parent-style-name="NormalWeb" style:family="paragraph">
      <style:paragraph-properties fo:text-align="justify" fo:margin-top="0in" fo:margin-bottom="0in" fo:margin-left="0.0395in" fo:margin-right="0.0395in">
        <style:tab-stops/>
      </style:paragraph-properties>
      <style:text-properties style:font-name="Arial" style:font-name-complex="Arial" fo:color="#000000" fo:font-size="10pt" style:font-size-asian="10pt" style:font-size-complex="10pt" fo:language="en" fo:country="US"/>
    </style:style>
    <style:style style:name="P91" style:parent-style-name="NormalWeb" style:family="paragraph">
      <style:paragraph-properties fo:margin-top="0in" fo:margin-bottom="0in" fo:margin-left="0.0395in" fo:margin-right="0.0395in">
        <style:tab-stops/>
      </style:paragraph-properties>
      <style:text-properties style:font-name="Arial" style:font-name-complex="Arial" fo:font-weight="bold" style:font-weight-asian="bold" fo:font-size="10pt" style:font-size-asian="10pt" style:font-size-complex="10pt" fo:language="en" fo:country="US"/>
    </style:style>
    <style:style style:name="P92"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fo:language="en" fo:country="US"/>
    </style:style>
    <style:style style:name="P93" style:parent-style-name="Normal" style:family="paragraph">
      <style:paragraph-properties fo:text-align="justify" fo:margin-bottom="0in" fo:line-height="100%" fo:margin-left="0.0395in" fo:margin-right="0.0395in">
        <style:tab-stops/>
      </style:paragraph-properties>
    </style:style>
    <style:style style:name="T94" style:parent-style-name="Fuentedepárrafopredeter." style:family="text">
      <style:text-properties style:font-name="Arial" style:font-name-complex="Arial" fo:font-size="10pt" style:font-size-asian="10pt" style:font-size-complex="10pt" fo:language="en" fo:country="US"/>
    </style:style>
    <style:style style:name="P9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fo:language="en" fo:country="US" style:language-asian="pt" style:country-asian="BR"/>
    </style:style>
    <style:style style:name="TableRow96" style:family="table-row">
      <style:table-row-properties/>
    </style:style>
    <style:style style:name="TableCell97" style:family="table-cell">
      <style:table-cell-properties fo:border="0.0104in outset #000000" style:vertical-align="middle" fo:padding-top="0.0104in" fo:padding-left="0.0104in" fo:padding-bottom="0.0104in" fo:padding-right="0.0104in"/>
    </style:style>
    <style:style style:name="P98"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99"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0" style:parent-style-name="Normal" style:family="paragraph">
      <style:paragraph-properties fo:text-align="justify" fo:margin-bottom="0in" fo:line-height="100%" fo:margin-left="0.0395in" fo:margin-right="0.0395in">
        <style:tab-stops/>
      </style:paragraph-properties>
    </style:style>
    <style:style style:name="T101" style:parent-style-name="Fuentedepárrafopredeter." style:family="text">
      <style:text-properties style:font-name="Arial" style:font-name-complex="Arial" style:font-style-complex="italic" fo:font-size="10pt" style:font-size-asian="10pt" style:font-size-complex="10pt"/>
    </style:style>
    <style:style style:name="P102"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TableRow103" style:family="table-row">
      <style:table-row-properties/>
    </style:style>
    <style:style style:name="TableCell104" style:family="table-cell">
      <style:table-cell-properties fo:border="0.0104in outset #000000" style:vertical-align="middle" fo:padding-top="0.0104in" fo:padding-left="0.0104in" fo:padding-bottom="0.0104in" fo:padding-right="0.0104in"/>
    </style:style>
    <style:style style:name="P105"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6"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07" style:parent-style-name="Normal" style:family="paragraph">
      <style:paragraph-properties fo:margin-bottom="0in" fo:line-height="100%" fo:margin-left="0.0395in" fo:margin-right="0.0395in">
        <style:tab-stops>
          <style:tab-stop style:type="left" style:leader-style="dotted" style:leader-text="." style:position="3.927in"/>
        </style:tab-stops>
      </style:paragraph-properties>
    </style:style>
    <style:style style:name="T108" style:parent-style-name="Fuentedepárrafopredeter." style:family="text">
      <style:text-properties style:font-name="Arial" style:font-name-complex="Arial" fo:font-size="10pt" style:font-size-asian="10pt" style:font-size-complex="10pt" fo:language="en" fo:country="US"/>
    </style:style>
    <style:style style:name="T109" style:parent-style-name="Fuentedepárrafopredeter." style:family="text">
      <style:text-properties style:font-name="Arial" style:font-name-complex="Arial" fo:font-size="10pt" style:font-size-asian="10pt" style:font-size-complex="10pt" fo:language="en" fo:country="US"/>
    </style:style>
    <style:style style:name="T110" style:parent-style-name="Fuentedepárrafopredeter." style:family="text">
      <style:text-properties style:font-name="Arial" style:font-name-complex="Arial" fo:font-size="10pt" style:font-size-asian="10pt" style:font-size-complex="10pt" fo:language="en" fo:country="US"/>
    </style:style>
    <style:style style:name="P111" style:parent-style-name="Normal" style:family="paragraph">
      <style:paragraph-properties fo:margin-bottom="0in" fo:line-height="100%" fo:margin-left="0.0395in" fo:margin-right="0.0395in">
        <style:tab-stops>
          <style:tab-stop style:type="left" style:leader-style="dotted" style:leader-text="." style:position="4.0076in"/>
        </style:tab-stops>
      </style:paragraph-properties>
      <style:text-properties style:font-name="Arial" style:font-name-complex="Arial" fo:font-size="10pt" style:font-size-asian="10pt" style:font-size-complex="10pt" fo:language="en" fo:country="US"/>
    </style:style>
    <style:style style:name="TableRow112" style:family="table-row">
      <style:table-row-properties/>
    </style:style>
    <style:style style:name="TableCell113" style:family="table-cell">
      <style:table-cell-properties fo:border="0.0104in outset #000000" style:vertical-align="middle" fo:padding-top="0.0104in" fo:padding-left="0.0104in" fo:padding-bottom="0.0104in" fo:padding-right="0.0104in"/>
    </style:style>
    <style:style style:name="P114"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15"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16" style:parent-style-name="Normal" style:family="paragraph">
      <style:paragraph-properties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11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size="10pt" style:font-size-asian="10pt" style:font-size-complex="10pt" style:language-asian="pt" style:country-asian="BR"/>
    </style:style>
    <style:style style:name="TableRow118" style:family="table-row">
      <style:table-row-properties/>
    </style:style>
    <style:style style:name="TableCell119" style:family="table-cell">
      <style:table-cell-properties fo:border="0.0104in outset #000000" style:vertical-align="middle" fo:padding-top="0.0104in" fo:padding-left="0.0104in" fo:padding-bottom="0.0104in" fo:padding-right="0.0104in"/>
    </style:style>
    <style:style style:name="P120"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2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22" style:parent-style-name="Normal" style:family="paragraph">
      <style:paragraph-properties fo:text-align="justify" fo:margin-bottom="0in" fo:line-height="100%" fo:margin-right="-0.0006in"/>
    </style:style>
    <style:style style:name="T123" style:parent-style-name="Fuentedepárrafopredeter." style:family="text">
      <style:text-properties style:font-name="Arial" style:font-name-complex="Arial" fo:font-size="10pt" style:font-size-asian="10pt" style:font-size-complex="10pt"/>
    </style:style>
    <style:style style:name="T124" style:parent-style-name="Fuentedepárrafopredeter." style:family="text">
      <style:text-properties style:font-name="Arial" style:font-name-complex="Arial" fo:font-size="10pt" style:font-size-asian="10pt" style:font-size-complex="10pt"/>
    </style:style>
    <style:style style:name="T125" style:parent-style-name="Fuentedepárrafopredeter." style:family="text">
      <style:text-properties style:font-name="Arial" style:font-name-complex="Arial" fo:font-size="10pt" style:font-size-asian="10pt" style:font-size-complex="10pt"/>
    </style:style>
    <style:style style:name="T126" style:parent-style-name="Fuentedepárrafopredeter." style:family="text">
      <style:text-properties style:font-name="Arial" style:font-name-complex="Arial" fo:font-size="10pt" style:font-size-asian="10pt" style:font-size-complex="10pt"/>
    </style:style>
    <style:style style:name="P127" style:parent-style-name="Normal" style:family="paragraph">
      <style:paragraph-properties fo:text-align="justify" fo:margin-bottom="0in" fo:line-height="100%" fo:margin-right="-0.0006in"/>
      <style:text-properties style:font-name="Arial" style:font-name-complex="Arial" fo:font-size="10pt" style:font-size-asian="10pt" style:font-size-complex="10pt"/>
    </style:style>
    <style:style style:name="P12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2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0"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7"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3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0"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1"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3"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4"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5"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6"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147"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148" style:family="table-row">
      <style:table-row-properties/>
    </style:style>
    <style:style style:name="TableCell149" style:family="table-cell">
      <style:table-cell-properties fo:border="0.0104in outset #000000" style:vertical-align="middle" fo:padding-top="0.0104in" fo:padding-left="0.0104in" fo:padding-bottom="0.0104in" fo:padding-right="0.0104in"/>
    </style:style>
    <style:style style:name="P150"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5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52" style:parent-style-name="Normal" style:family="paragraph">
      <style:paragraph-properties style:text-autospace="none" fo:text-align="justify" fo:margin-bottom="0in" fo:line-height="100%" fo:margin-left="0.0395in" fo:margin-right="0.0395in">
        <style:tab-stops/>
      </style:paragraph-properties>
    </style:style>
    <style:style style:name="T153"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54"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5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5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5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6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6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6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17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7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179" style:parent-style-name="Normal" style:family="paragraph">
      <style:paragraph-properties style:text-autospace="none" fo:text-align="justify" fo:margin-bottom="0in" fo:line-height="100%" fo:margin-left="0.0395in" fo:margin-right="0.0395in">
        <style:tab-stops/>
      </style:paragraph-properties>
    </style:style>
    <style:style style:name="T180"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81"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8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8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8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185" style:parent-style-name="Normal" style:family="paragraph">
      <style:paragraph-properties style:text-autospace="none" fo:text-align="justify" fo:margin-bottom="0in" fo:line-height="100%" fo:margin-left="0.0395in" fo:margin-right="0.0395in">
        <style:tab-stops/>
      </style:paragraph-properties>
    </style:style>
    <style:style style:name="T186"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18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8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TableRow189" style:family="table-row">
      <style:table-row-properties/>
    </style:style>
    <style:style style:name="TableCell190" style:family="table-cell">
      <style:table-cell-properties fo:border="0.0104in outset #000000" style:vertical-align="middle" fo:padding-top="0.0104in" fo:padding-left="0.0104in" fo:padding-bottom="0.0104in" fo:padding-right="0.0104in"/>
    </style:style>
    <style:style style:name="P191" style:parent-style-name="Normal" style:list-style-name="LFO12" style:family="paragraph">
      <style:paragraph-properties fo:text-align="justify" fo:margin-bottom="0in" fo:line-height="100%" fo:margin-left="0.0395in" fo:margin-right="0.0395in" fo:text-indent="0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92"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19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19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19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0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0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1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1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2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2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2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3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3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34" style:parent-style-name="Normal" style:family="paragraph">
      <style:paragraph-properties style:text-autospace="none" fo:text-align="justify" fo:margin-top="0.0833in" fo:margin-bottom="0.0833in"/>
    </style:style>
    <style:style style:name="T235"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3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8"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39"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40"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1"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2"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3"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4"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5"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46" style:parent-style-name="Normal" style:family="paragraph">
      <style:paragraph-properties style:text-autospace="none" fo:text-align="justify" fo:margin-top="0.0833in" fo:margin-bottom="0.0833in"/>
    </style:style>
    <style:style style:name="T247" style:parent-style-name="Fuentedepárrafopredeter." style:family="text">
      <style:text-properties style:font-name="Arial" style:font-name-complex="Arial" style:font-style-complex="italic" fo:font-size="10pt" style:font-size-asian="10pt" style:font-size-complex="10pt"/>
    </style:style>
    <style:style style:name="T248"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49" style:parent-style-name="Fuentedepárrafopredeter." style:family="text">
      <style:text-properties style:font-name="Arial" style:font-name-complex="Arial" style:font-style-complex="italic" fo:font-size="10pt" style:font-size-asian="10pt" style:font-size-complex="10pt"/>
    </style:style>
    <style:style style:name="P250" style:parent-style-name="Normal" style:family="paragraph">
      <style:paragraph-properties style:text-autospace="none" fo:text-align="justify" fo:margin-top="0.0833in" fo:margin-bottom="0.0833in"/>
    </style:style>
    <style:style style:name="T251" style:parent-style-name="Fuentedepárrafopredeter." style:family="text">
      <style:text-properties style:font-name="Arial" style:font-name-complex="Arial" style:font-style-complex="italic" fo:font-size="10pt" style:font-size-asian="10pt" style:font-size-complex="10pt"/>
    </style:style>
    <style:style style:name="T25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53" style:parent-style-name="Normal" style:family="paragraph">
      <style:paragraph-properties style:text-autospace="none" fo:text-align="justify" fo:margin-top="0.0833in" fo:margin-bottom="0.0833in"/>
    </style:style>
    <style:style style:name="T254" style:parent-style-name="Fuentedepárrafopredeter." style:family="text">
      <style:text-properties style:font-name="Arial" style:font-name-complex="Arial" style:font-style-complex="italic" fo:font-size="10pt" style:font-size-asian="10pt" style:font-size-complex="10pt"/>
    </style:style>
    <style:style style:name="T255"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56" style:parent-style-name="Fuentedepárrafopredeter." style:family="text">
      <style:text-properties style:font-name="Arial" style:font-name-complex="Arial" style:font-style-complex="italic" fo:font-size="10pt" style:font-size-asian="10pt" style:font-size-complex="10pt"/>
    </style:style>
    <style:style style:name="T257" style:parent-style-name="Fuentedepárrafopredeter." style:family="text">
      <style:text-properties style:font-name="Arial" style:font-name-complex="Arial" style:font-style-complex="italic" fo:font-size="10pt" style:font-size-asian="10pt" style:font-size-complex="10pt"/>
    </style:style>
    <style:style style:name="P258"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59"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260" style:parent-style-name="Normal" style:family="paragraph">
      <style:paragraph-properties style:text-autospace="none" fo:text-align="justify" fo:margin-top="0.0833in" fo:margin-bottom="0.0833in"/>
    </style:style>
    <style:style style:name="T261" style:parent-style-name="Fuentedepárrafopredeter." style:family="text">
      <style:text-properties style:font-name="Arial" style:font-name-complex="Arial" style:font-style-complex="italic" fo:font-size="10pt" style:font-size-asian="10pt" style:font-size-complex="10pt"/>
    </style:style>
    <style:style style:name="T26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3" style:parent-style-name="Fuentedepárrafopredeter." style:family="text">
      <style:text-properties style:font-name="Arial" style:font-name-complex="Arial" style:font-style-complex="italic" fo:font-size="10pt" style:font-size-asian="10pt" style:font-size-complex="10pt"/>
    </style:style>
    <style:style style:name="P264" style:parent-style-name="Normal" style:family="paragraph">
      <style:paragraph-properties style:text-autospace="none" fo:text-align="justify" fo:margin-top="0.0833in" fo:margin-bottom="0.0833in"/>
    </style:style>
    <style:style style:name="T265" style:parent-style-name="Fuentedepárrafopredeter." style:family="text">
      <style:text-properties style:font-name="Arial" style:font-name-complex="Arial" style:font-style-complex="italic" fo:font-size="10pt" style:font-size-asian="10pt" style:font-size-complex="10pt"/>
    </style:style>
    <style:style style:name="T26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268" style:parent-style-name="Fuentedepárrafopredeter." style:family="text">
      <style:text-properties style:font-name="Arial" style:font-name-complex="Arial" style:font-style-complex="italic" fo:font-size="10pt" style:font-size-asian="10pt" style:font-size-complex="10pt"/>
    </style:style>
    <style:style style:name="P269"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0" style:parent-style-name="Normal" style:family="paragraph">
      <style:paragraph-properties style:text-autospace="none" fo:text-align="justify" fo:margin-top="0.0833in" fo:margin-bottom="0.0833in"/>
    </style:style>
    <style:style style:name="T271" style:parent-style-name="Fuentedepárrafopredeter." style:family="text">
      <style:text-properties style:font-name="Arial" style:font-name-complex="Arial" style:font-style-complex="italic" fo:font-size="10pt" style:font-size-asian="10pt" style:font-size-complex="10pt"/>
    </style:style>
    <style:style style:name="T272"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73" style:parent-style-name="Fuentedepárrafopredeter." style:family="text">
      <style:text-properties style:font-name="Arial" style:font-name-complex="Arial" style:font-style-complex="italic" fo:font-size="10pt" style:font-size-asian="10pt" style:font-size-complex="10pt"/>
    </style:style>
    <style:style style:name="T274" style:parent-style-name="Fuentedepárrafopredeter." style:family="text">
      <style:text-properties style:font-name="Arial" style:font-name-complex="Arial" style:font-style-complex="italic" fo:font-size="10pt" style:font-size-asian="10pt" style:font-size-complex="10pt"/>
    </style:style>
    <style:style style:name="P275"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6"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27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7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7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4"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5"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6"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8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89"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90"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91"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style-complex="italic" fo:font-size="10pt" style:font-size-asian="10pt" style:font-size-complex="10pt"/>
    </style:style>
    <style:style style:name="P29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P293"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style:font-style-complex="italic" fo:font-size="10pt" style:font-size-asian="10pt" style:font-size-complex="10pt"/>
    </style:style>
    <style:style style:name="TableRow294" style:family="table-row">
      <style:table-row-properties/>
    </style:style>
    <style:style style:name="TableCell295" style:family="table-cell">
      <style:table-cell-properties fo:border="0.0104in outset #000000" style:vertical-align="middle" fo:padding-top="0.0104in" fo:padding-left="0.0104in" fo:padding-bottom="0.0104in" fo:padding-right="0.0104in"/>
    </style:style>
    <style:style style:name="P296" style:parent-style-name="Normal" style:list-style-name="LFO12" style:family="paragraph">
      <style:paragraph-properties fo:text-align="justify" fo:margin-bottom="0in" fo:line-height="100%" fo:margin-left="0.0395in" fo:margin-right="0.0395in" fo:text-indent="0in">
        <style:tab-stops/>
      </style:paragraph-properties>
    </style:style>
    <style:style style:name="T297"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98"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299"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00"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30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02" style:parent-style-name="Normal" style:family="paragraph">
      <style:paragraph-properties fo:text-align="justify" fo:margin-bottom="0in" fo:line-height="100%" fo:margin-left="0.0395in" fo:margin-right="0.0395in">
        <style:tab-stops/>
      </style:paragraph-properties>
    </style:style>
    <style:style style:name="T303" style:parent-style-name="Fuentedepárrafopredeter." style:family="text">
      <style:text-properties style:font-name="Arial" style:font-name-complex="Arial" style:font-style-complex="italic" fo:font-size="10pt" style:font-size-asian="10pt" style:font-size-complex="10pt"/>
    </style:style>
    <style:style style:name="P304"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305" style:family="table-row">
      <style:table-row-properties/>
    </style:style>
    <style:style style:name="TableCell306" style:family="table-cell">
      <style:table-cell-properties fo:border="0.0104in outset #000000" style:vertical-align="middle" fo:padding-top="0.0104in" fo:padding-left="0.0104in" fo:padding-bottom="0.0104in" fo:padding-right="0.0104in"/>
    </style:style>
    <style:style style:name="P307" style:parent-style-name="Normal" style:list-style-name="LFO12" style:family="paragraph">
      <style:paragraph-properties fo:text-align="justify" fo:margin-bottom="0in" fo:line-height="100%" fo:margin-left="0.0395in" fo:margin-right="0.0395in" fo:text-indent="0in">
        <style:tab-stops/>
      </style:paragraph-properties>
    </style:style>
    <style:style style:name="T308"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T309"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0"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12"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313"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14" style:parent-style-name="Normal" style:family="paragraph">
      <style:paragraph-properties fo:text-align="justify" fo:margin-bottom="0in" fo:line-height="100%" fo:margin-left="0.0395in" fo:margin-right="0.0395in">
        <style:tab-stops/>
      </style:paragraph-properties>
    </style:style>
    <style:style style:name="T315" style:parent-style-name="Fuentedepárrafopredeter." style:family="text">
      <style:text-properties style:font-name="Arial" style:font-name-complex="Arial" fo:font-size="10pt" style:font-size-asian="10pt" style:font-size-complex="10pt"/>
    </style:style>
    <style:style style:name="T316" style:parent-style-name="Fuentedepárrafopredeter." style:family="text">
      <style:text-properties style:font-name="Arial" style:font-name-complex="Arial" fo:font-weight="bold" style:font-weight-asian="bold" fo:font-size="10pt" style:font-size-asian="10pt" style:font-size-complex="10pt"/>
    </style:style>
    <style:style style:name="T317" style:parent-style-name="Fuentedepárrafopredeter." style:family="text">
      <style:text-properties style:font-name="Arial" style:font-name-complex="Arial" fo:font-weight="bold" style:font-weight-asian="bold" fo:font-size="10pt" style:font-size-asian="10pt" style:font-size-complex="10pt"/>
    </style:style>
    <style:style style:name="T318" style:parent-style-name="Fuentedepárrafopredeter." style:family="text">
      <style:text-properties style:font-name="Arial" style:font-name-complex="Arial" fo:font-weight="bold" style:font-weight-asian="bold" fo:font-size="10pt" style:font-size-asian="10pt" style:font-size-complex="10pt"/>
    </style:style>
    <style:style style:name="T319" style:parent-style-name="Fuentedepárrafopredeter." style:family="text">
      <style:text-properties style:font-name="Arial" style:font-name-complex="Arial" fo:font-size="10pt" style:font-size-asian="10pt" style:font-size-complex="10pt"/>
    </style:style>
    <style:style style:name="T320" style:parent-style-name="Fuentedepárrafopredeter." style:family="text">
      <style:text-properties style:font-name="Arial" style:font-name-complex="Arial" fo:font-size="10pt" style:font-size-asian="10pt" style:font-size-complex="10pt"/>
    </style:style>
    <style:style style:name="T321" style:parent-style-name="Fuentedepárrafopredeter." style:family="text">
      <style:text-properties style:font-name="Arial" style:font-name-complex="Arial" fo:font-size="10pt" style:font-size-asian="10pt" style:font-size-complex="10pt"/>
    </style:style>
    <style:style style:name="P322" style:parent-style-name="Normal" style:family="paragraph">
      <style:paragraph-properties fo:text-align="justify" fo:margin-bottom="0in" fo:line-height="100%" fo:margin-left="0.0395in" fo:margin-right="0.0395in">
        <style:tab-stops/>
      </style:paragraph-properties>
    </style:style>
    <style:style style:name="T323" style:parent-style-name="Fuentedepárrafopredeter." style:family="text">
      <style:text-properties style:font-name="Arial" style:font-name-complex="Arial" fo:font-size="10pt" style:font-size-asian="10pt" style:font-size-complex="10pt"/>
    </style:style>
    <style:style style:name="T324" style:parent-style-name="Fuentedepárrafopredeter." style:family="text">
      <style:text-properties style:font-name="Arial" style:font-name-complex="Arial" fo:font-size="10pt" style:font-size-asian="10pt" style:font-size-complex="10pt"/>
    </style:style>
    <style:style style:name="P325" style:parent-style-name="Normal" style:family="paragraph">
      <style:paragraph-properties fo:text-align="justify" fo:margin-bottom="0in" fo:line-height="100%" fo:margin-left="0.0395in" fo:margin-right="0.0395in">
        <style:tab-stops/>
      </style:paragraph-properties>
    </style:style>
    <style:style style:name="T326" style:parent-style-name="Fuentedepárrafopredeter." style:family="text">
      <style:text-properties style:font-name="Arial" style:font-name-complex="Arial" fo:font-size="10pt" style:font-size-asian="10pt" style:font-size-complex="10pt"/>
    </style:style>
    <style:style style:name="T327" style:parent-style-name="Fuentedepárrafopredeter." style:family="text">
      <style:text-properties style:font-name="Arial" style:font-name-complex="Arial" fo:font-size="10pt" style:font-size-asian="10pt" style:font-size-complex="10pt"/>
    </style:style>
    <style:style style:name="P328" style:parent-style-name="Normal" style:family="paragraph">
      <style:paragraph-properties fo:text-align="justify" fo:margin-bottom="0in" fo:line-height="100%" fo:margin-left="0.0395in" fo:margin-right="0.0395in">
        <style:tab-stops/>
      </style:paragraph-properties>
    </style:style>
    <style:style style:name="T329" style:parent-style-name="Fuentedepárrafopredeter." style:family="text">
      <style:text-properties style:font-name="Arial" style:font-name-complex="Arial" fo:font-size="10pt" style:font-size-asian="10pt" style:font-size-complex="10pt"/>
    </style:style>
    <style:style style:name="T330" style:parent-style-name="Fuentedepárrafopredeter." style:family="text">
      <style:text-properties style:font-name="Arial" style:font-name-complex="Arial" fo:font-size="10pt" style:font-size-asian="10pt" style:font-size-complex="10pt"/>
    </style:style>
    <style:style style:name="P331"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332" style:parent-style-name="Normal" style:family="paragraph">
      <style:paragraph-properties fo:text-align="justify" fo:margin-bottom="0in" fo:line-height="100%" fo:margin-left="0.0395in" fo:margin-right="0.0395in">
        <style:tab-stops/>
      </style:paragraph-properties>
    </style:style>
    <style:style style:name="T333"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P334"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TableRow335" style:family="table-row">
      <style:table-row-properties/>
    </style:style>
    <style:style style:name="TableCell336" style:family="table-cell">
      <style:table-cell-properties fo:border="0.0104in outset #000000" style:vertical-align="middle" fo:padding-top="0.0104in" fo:padding-left="0.0104in" fo:padding-bottom="0.0104in" fo:padding-right="0.0104in"/>
    </style:style>
    <style:style style:name="P337" style:parent-style-name="Normal" style:list-style-name="LFO12" style:family="paragraph">
      <style:paragraph-properties fo:text-align="justify" fo:margin-bottom="0in" fo:line-height="100%" fo:margin-left="0.0395in" fo:margin-right="0.0395in" fo:text-indent="0in">
        <style:tab-stops/>
      </style:paragraph-properties>
    </style:style>
    <style:style style:name="T338"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339"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40"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34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342"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343" style:parent-style-name="Normal" style:family="paragraph">
      <style:paragraph-properties style:text-autospace="none" fo:text-align="justify" fo:margin-bottom="0in" fo:line-height="100%" fo:margin-left="0.0395in" fo:margin-right="0.0395in">
        <style:tab-stops/>
      </style:paragraph-properties>
    </style:style>
    <style:style style:name="T344" style:parent-style-name="Fuentedepárrafopredeter." style:family="text">
      <style:text-properties style:font-name="Arial" style:font-name-complex="Arial" fo:font-size="10pt" style:font-size-asian="10pt" style:font-size-complex="10pt"/>
    </style:style>
    <style:style style:name="T345" style:parent-style-name="Fuentedepárrafopredeter." style:family="text">
      <style:text-properties style:font-name="Arial" style:font-name-complex="Arial" fo:font-size="10pt" style:font-size-asian="10pt" style:font-size-complex="10pt"/>
    </style:style>
    <style:style style:name="T346" style:parent-style-name="Fuentedepárrafopredeter." style:family="text">
      <style:text-properties style:font-name="Arial" style:font-name-complex="Arial" fo:font-size="10pt" style:font-size-asian="10pt" style:font-size-complex="10pt"/>
    </style:style>
    <style:style style:name="P347"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348" style:parent-style-name="Normal" style:family="paragraph">
      <style:paragraph-properties style:text-autospace="none" fo:text-align="justify" fo:margin-bottom="0in" fo:line-height="100%" fo:margin-left="0.0395in" fo:margin-right="0.0395in">
        <style:tab-stops/>
      </style:paragraph-properties>
      <style:text-properties style:font-name="Arial" style:font-name-complex="Arial" fo:font-size="10pt" style:font-size-asian="10pt" style:font-size-complex="10pt"/>
    </style:style>
    <style:style style:name="P349" style:parent-style-name="Normal" style:family="paragraph">
      <style:paragraph-properties fo:margin-bottom="0in" fo:line-height="100%" fo:margin-left="0.0986in">
        <style:tab-stops/>
      </style:paragraph-properties>
      <style:text-properties style:font-name="Arial" style:font-name-complex="Arial" fo:font-weight="bold" style:font-weight-asian="bold" fo:font-size="10pt" style:font-size-asian="10pt" style:font-size-complex="10pt"/>
    </style:style>
  </office:automatic-styles>
  <office:body>
    <office:text text:use-soft-page-breaks="true">
      <text:p text:style-name="P1"><text:bookmark-start text:name="bkmAll"/>INFORMAÇÕES E DOCUMENTOS EXIGIDOS ANEXOS AO REQUERIMENTO<text:s/></text:p>
      <text:p text:style-name="P4"><text:span text:style-name="T5">ANEXO II, ITEM 1</text:span><text:span text:style-name="T6">3</text:span><text:span text:style-name="T7"><text:s/>DO DECRETO 4.074/02 E ALTERADO PELO<text:s/></text:span><text:span text:style-name="T8">DEC. 5.981/06</text:span></text:p>
      <text:p text:style-name="P9"/>
      <text:p text:style-name="P10"/>
      <text:p text:style-name="P11"><text:span text:style-name="T12">PRODUTO FORMULADO A BASE</text:span><text:span text:style-name="T13"><text:s/>DE PRODUTO TÉCNICO EQUIVALENTE</text:span></text:p>
      <text:p text:style-name="P14"/>
      <text:p text:style-name="P15"/>
      <text:p text:style-name="P16"/>
      <table:table table:style-name="Table17">
        <table:table-columns>
          <table:table-column table:style-name="TableColumn18"/>
        </table:table-columns>
        <table:table-row table:style-name="TableRow19">
          <table:table-cell table:style-name="TableCell20">
            <text:list text:style-name="LFO12" text:continue-numbering="true">
              <text:list-item>
                <text:list>
                  <text:list-item>
                    <text:p text:style-name="P21"><text:span text:style-name="T22">Declaração do registrante, sobre a composição qualitativa e quantitativa do produto, indicando os limites máximo e mínimo da variação de cada componente e sua função específica, acompanhada de laudo laboratorial de cada formulador;</text:span><text:span text:style-name="T23"><text:s/></text:span><text:span text:style-name="T24">(Anexo 13.1)</text:span></text:p>
                  </text:list-item>
                </text:list>
              </text:list-item>
            </text:list>
            <text:p text:style-name="P25"/>
            <text:p text:style-name="P26"><text:span text:style-name="T27">Segue</text:span><text:span text:style-name="T28"><text:s/>a Declaração de “Composição Qualitativa e Quantitativa” do produto<text:s/></text:span><text:bookmark-start text:name="bkmProdNome2"/><text:span text:style-name="T29">Product/Formulated/Name</text:span><text:bookmark-end text:name="bkmProdNome2"/><text:span text:style-name="T30"><text:s/>e seu “Processo Produtivo”, elaboradas em</text:span><text:span text:style-name="T31"><text:s/></text:span><text:span text:style-name="T32">07 de julho de 2010</text:span><text:span text:style-name="T33">.<text:s/></text:span></text:p>
            <text:p text:style-name="P34"/>
          </table:table-cell>
        </table:table-row>
        <table:table-row table:style-name="TableRow35">
          <table:table-cell table:style-name="TableCell36">
            <text:list text:style-name="LFO12" text:continue-numbering="true">
              <text:list-item>
                <text:list>
                  <text:list-item>
                    <text:p text:style-name="P37">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38"/>
            <text:p text:style-name="P39">INSTRUÇÕES DE USO:</text:p>
            <text:p text:style-name="P40"/>
            <text:p text:style-name="P41"><text:bookmark-start text:name="bkmTecnPurp"/><text:span text:style-name="T42">Studies/Technical report/purpose</text:span><text:bookmark-end text:name="bkmTecnPurp"/></text:p>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text:bookmark-start text:name="bkmRecomendacoes"/>Cultura</text:p>
                </table:table-cell>
                <table:table-cell table:style-name="TableCell52" table:number-columns-spanned="2">
                  <text:p text:style-name="P53">Praga</text:p>
                </table:table-cell>
                <table:covered-table-cell/>
                <table:table-cell table:style-name="TableCell54" table:number-rows-spanned="2">
                  <text:p text:style-name="P55">Dose</text:p>
                </table:table-cell>
              </table:table-row>
              <table:table-row table:style-name="TableRow56">
                <table:covered-table-cell>
                  <text:p text:style-name="P57"/>
                </table:covered-table-cell>
                <table:table-cell table:style-name="TableCell58">
                  <text:p text:style-name="P59">Nome Científico</text:p>
                </table:table-cell>
                <table:table-cell table:style-name="TableCell60">
                  <text:p text:style-name="P61">Nome Comum</text:p>
                </table:table-cell>
                <table:covered-table-cell>
                  <text:p text:style-name="P62"/>
                </table:covered-table-cell>
              </table:table-row>
              <table:table-row table:style-name="TableRow63">
                <table:table-cell table:style-name="TableCell64">
                  <text:p text:style-name="P65"><text:bookmark-start text:name="bkmCulturaUso"/><text:span text:style-name="T66">Product/Formulated/Use Recommendation/Crop</text:span><text:bookmark-end text:name="bkmCulturaUso"/></text:p>
                </table:table-cell>
                <table:table-cell table:style-name="TableCell67">
                  <text:p text:style-name="P68"><text:bookmark-start text:name="bkmPragaNomeCie"/><text:span text:style-name="T69">Registration/Target pest/Scientific name</text:span><text:bookmark-end text:name="bkmPragaNomeCie"/></text:p>
                </table:table-cell>
                <table:table-cell table:style-name="TableCell70">
                  <text:p text:style-name="P71"><text:bookmark-start text:name="bkmPragaNomeCom"/><text:span text:style-name="T72">Registration/Target pest/Common brazilian name</text:span><text:bookmark-end text:name="bkmPragaNomeCom"/></text:p>
                </table:table-cell>
                <table:table-cell table:style-name="TableCell73">
                  <text:p text:style-name="P74"><text:bookmark-start text:name="bkmDoseUso"/><text:span text:style-name="T75">Product/Formulated/Use recommendation/Commercial product rate</text:span><text:bookmark-end text:name="bkmDoseUso"/></text:p>
                </table:table-cell>
              </table:table-row>
            </table:table>
            <text:p text:style-name="P76"><text:bookmark-end text:name="bkmRecomendacoes"/></text:p>
            <text:p text:style-name="P77"/>
            <text:p text:style-name="P78"><text:bookmark-start text:name="bkmTecnUse"/><text:span text:style-name="T79">Studies/Technical report/Use instructions</text:span><text:bookmark-end text:name="bkmTecnUse"/></text:p>
            <text:p text:style-name="P80"/>
            <text:p text:style-name="P81">NÚMERO, ÉPOCA E INTERVALO DE APLICAÇÃO:</text:p>
            <text:p text:style-name="P82"/>
            <text:p text:style-name="P83"><text:bookmark-start text:name="bkmTecnNum"/><text:span text:style-name="T84">Studies/Tecnical Report/Number, timing and interval between applications</text:span><text:bookmark-end text:name="bkmTecnNum"/></text:p>
            <text:p text:style-name="P85"/>
            <text:p text:style-name="P86">MODO E EQUIPAMENTOS DE APLICAÇÃO:</text:p>
            <text:p text:style-name="P87"/>
            <text:p text:style-name="P88"><text:bookmark-start text:name="bkmTecnMeto"/><text:span text:style-name="T89">Studies/Tecnical Report / Application method</text:span><text:bookmark-end text:name="bkmTecnMeto"/></text:p>
            <text:p text:style-name="P90"/>
            <text:p text:style-name="P91">CONDIÇÕES CLIMÁTICAS RECOMENDADAS:</text:p>
            <text:p text:style-name="P92"/>
            <text:p text:style-name="P93"><text:bookmark-start text:name="bkmTecnClim"/><text:span text:style-name="T94">Studies/Tecnical Report /Climatic Conditions</text:span><text:bookmark-end text:name="bkmTecnClim"/></text:p>
            <text:p text:style-name="P95"/>
          </table:table-cell>
        </table:table-row>
        <table:table-row table:style-name="TableRow96">
          <table:table-cell table:style-name="TableCell97">
            <text:list text:style-name="LFO12" text:continue-numbering="true">
              <text:list-item>
                <text:list>
                  <text:list-item>
                    <text:p text:style-name="P98">Restrições de uso e recomendações especiais;</text:p>
                  </text:list-item>
                </text:list>
              </text:list-item>
            </text:list>
            <text:p text:style-name="P99"/>
            <text:p text:style-name="P100"><text:bookmark-start text:name="bkmRestUso"/><text:span text:style-name="T101">Product/Formulated/Information/Description</text:span><text:bookmark-end text:name="bkmRestUso"/></text:p>
            <text:p text:style-name="P102"/>
          </table:table-cell>
        </table:table-row>
        <table:table-row table:style-name="TableRow103">
          <table:table-cell table:style-name="TableCell104">
            <text:list text:style-name="LFO12" text:continue-numbering="true">
              <text:list-item>
                <text:list>
                  <text:list-item>
                    <text:p text:style-name="P105">Intervalo de segurança;</text:p>
                  </text:list-item>
                </text:list>
              </text:list-item>
            </text:list>
            <text:p text:style-name="P106"/>
            <text:p text:style-name="P107"><text:bookmark-start text:name="bkmCropNome"/><text:bookmark-start text:name="bmkIntervaloSeguranca"/><text:span text:style-name="T108">Use Recomendation/Crop</text:span><text:bookmark-end text:name="bkmCropNome"/><text:span text:style-name="T109"><text:tab/></text:span><text:bookmark-start text:name="bmkIntIntervalo"/><text:span text:style-name="T110">Use Recomendation/Security interval</text:span><text:bookmark-end text:name="bmkIntIntervalo"/></text:p>
            <text:p text:style-name="P111"><text:bookmark-end text:name="bmkIntervaloSeguranca"/></text:p>
          </table:table-cell>
        </table:table-row>
        <text:soft-page-break/>
        <table:table-row table:style-name="TableRow112">
          <table:table-cell table:style-name="TableCell113">
            <text:list text:style-name="LFO12" text:continue-numbering="true">
              <text:list-item>
                <text:list>
                  <text:list-item>
                    <text:p text:style-name="P114">Intervalo de reentrada;</text:p>
                  </text:list-item>
                </text:list>
              </text:list-item>
            </text:list>
            <text:p text:style-name="P115"/>
            <text:p text:style-name="P116">(De acordo com as recomendações aprovadas pelo órgão responsável pela Saúde Humana – ANVISA/MS).</text:p>
            <text:p text:style-name="P117"/>
          </table:table-cell>
        </table:table-row>
        <table:table-row table:style-name="TableRow118">
          <table:table-cell table:style-name="TableCell119">
            <text:list text:style-name="LFO12" text:continue-numbering="true">
              <text:list-item>
                <text:list>
                  <text:list-item>
                    <text:p text:style-name="P120">Especificação dos equipamentos de proteção individual apropriados para a aplicação do produto, bem como medidas de proteção coletiva;</text:p>
                  </text:list-item>
                </text:list>
              </text:list-item>
            </text:list>
            <text:p text:style-name="P121"/>
            <text:p text:style-name="P122"><text:span text:style-name="T123">- Utilize equipamento de proteção individual – EPI:</text:span><text:span text:style-name="T124"><text:s/></text:span><text:bookmark-start text:name="bkmPrecEPI"/><text:span text:style-name="T125">Product/Informatio</text:span><text:bookmark-end text:name="bkmPrecEPI"/><text:span text:style-name="T126">.<text:s/></text:span></text:p>
            <text:p text:style-name="P127"/>
            <text:p text:style-name="P128">- Os equipamentos de proteção individual (EPI) recomendados devem ser vestidos na seguinte ordem: macacão, botas, avental, máscara, óculos, touca árabe e luvas.</text:p>
            <text:p text:style-name="P129"/>
            <text:p text:style-name="P130">- No descarte de embalagens utilize equipamento de proteção individual – EPI: macacão hidrorepelente com mangas compridas, luvas de nitrila e botas de borracha.</text:p>
            <text:p text:style-name="P131"/>
            <text:p text:style-name="P132"><text:s/>- Antes de retirar os equipamentos de proteção individual (EPIs), lave as luvas ainda vestidas para evitar contaminação.</text:p>
            <text:p text:style-name="P133"/>
            <text:p text:style-name="P134">- Os equipamentos de proteção individual (EPIs) recomendados devem ser retirados na seguinte ordem: touca árabe, óculos, avental, botas, macacão, luvas e máscara.</text:p>
            <text:p text:style-name="P135"/>
            <text:p text:style-name="P136">- Tome banho imediatamente após a aplicação do produto.</text:p>
            <text:p text:style-name="P137"/>
            <text:p text:style-name="P138">- Troque e lave as suas roupas de proteção separado das demais roupas da família. Ao lavar as roupas utilizar luvas e avental impermeável.</text:p>
            <text:p text:style-name="P139"/>
            <text:p text:style-name="P140">- Não lave embalagens ou equipamento aplicador em lagos, fontes, rios e demais corpos d'água. Evite a contaminação da água.</text:p>
            <text:p text:style-name="P141"/>
            <text:p text:style-name="P142">-<text:s/>A destinação inadequada de embalagens ou restos de produtos ocasiona contaminação do solo, da água e do ar, prejudicando a fauna, a flora e a saúde das pessoas.</text:p>
            <text:p text:style-name="P143"><text:bookmark-start text:name="bkmAerea"/></text:p>
            <text:p text:style-name="P144">-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145"/>
            <text:p text:style-name="P146">- Observe as disposições constantes na legislação estadual e municipal concernentes às atividades aeroagrícolas.</text:p>
            <text:p text:style-name="P147"><text:s/><text:bookmark-end text:name="bkmAerea"/></text:p>
          </table:table-cell>
        </table:table-row>
        <table:table-row table:style-name="TableRow148">
          <table:table-cell table:style-name="TableCell149">
            <text:list text:style-name="LFO12" text:continue-numbering="true">
              <text:list-item>
                <text:list>
                  <text:list-item>
                    <text:p text:style-name="P150">Procedimentos para descontaminação de embalagens e equipamentos de aplicação;</text:p>
                  </text:list-item>
                </text:list>
              </text:list-item>
            </text:list>
            <text:p text:style-name="P151"/>
            <text:p text:style-name="P152"><text:span text:style-name="T153">EMBALAGEM RÍGIDA LAVÁVEL</text:span><text:span text:style-name="T154"><text:s/>- LAVAGEM DA EMBALAGEM</text:span></text:p>
            <text:p text:style-name="P155">Durante o procedimento de lavagem o operador deverá estar utilizando os mesmos EPI´s – Equipamentos de Proteção Individual - recomendados para o preparo da calda do produto.</text:p>
            <text:p text:style-name="P156"/>
            <text:p text:style-name="P157">Tríplice Lavagem (Lavagem Manual):</text:p>
            <text:p text:style-name="P158">Esta embalagem deverá ser submetida ao processo de Tríplice Lavagem, imediatamente após o seu esvaziamento, adotando-se os seguintes procedimentos:</text:p>
            <text:p text:style-name="P159">- Esvazie completamente o conteúdo da embalagem no tanque do pulverizador, mantendo-a na posição vertical durante 30 segundos;</text:p>
            <text:p text:style-name="P160">- Adicione água limpa à embalagem até ¼ do seu volume;</text:p>
            <text:p text:style-name="P161">- Tampe bem a embalagem e agite-a, por 30 segundos;</text:p>
            <text:p text:style-name="P162">- Despeje a água de lavagem no tanque pulverizador;</text:p>
            <text:p text:style-name="P163">- Faça esta operação três vezes;</text:p>
            <text:soft-page-break/>
            <text:p text:style-name="P164">- Inutilize a embalagem plástica ou metálica perfurando o fundo.</text:p>
            <text:p text:style-name="P165"/>
            <text:p text:style-name="P166">Lavagem sob Pressão:</text:p>
            <text:p text:style-name="P167">Ao utilizar pulverizadores dotados de equipamentos de lavagem sob pressão seguir os procedimentos:</text:p>
            <text:p text:style-name="P168">- Encaixe a embalagem vazia no local apropriado do funil instalado no pulverizador;</text:p>
            <text:p text:style-name="P169">- Acione o mecanismo para liberar o jato de água;</text:p>
            <text:p text:style-name="P170">- Direcione o jato de água para todas as paredes internas da embalagem, por 30 segundos;</text:p>
            <text:p text:style-name="P171">- A água de lavagem dever ser transferida para o tanque do pulverizador;</text:p>
            <text:p text:style-name="P172">- Inutilize a embalagem plástica ou metálica, perfurando o fundo.</text:p>
            <text:p text:style-name="P173">Ao utilizar equipamento independente para a lavagem sob pressão, adotar os seguintes procedimentos:</text:p>
            <text:p text:style-name="P174">- Imediatamente após o esvaziamento do conteúdo original da embalagem, mantê-la invertida sobre a boca do tanque de pulverização, em posição vertical, durante 30 segundos;</text:p>
            <text:p text:style-name="P175">- Manter a embalagem nessa posição, introduzir a ponta do equipamento de lavagem sob pressão, direcionando o jato de água para todas as paredes internas da embalagem, por 30 segundos;</text:p>
            <text:p text:style-name="P176">- Toda a água de lavagem é dirigida diretamente para o tanque do pulverizador;</text:p>
            <text:p text:style-name="P177">- Inutilize a embalagem plástica ou metálica, perfurando o fundo.</text:p>
            <text:p text:style-name="P178"/>
            <text:p text:style-name="P179"><text:span text:style-name="T180">EMBALAGEM RÍGIDA NÃO LAVÁVEL</text:span><text:span text:style-name="T181"><text:s/>- ESTA EMBALAGEM NÃO PODE SER LAVADA</text:span></text:p>
            <text:p text:style-name="P182">ARMAZENAMENTO DA EMBALAGEM VAZIA</text:p>
            <text:p text:style-name="P183">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84"/>
            <text:p text:style-name="P185"><text:span text:style-name="T186">EMBALAGEM SECUNDÁRIA (NÃO CONTAMINADA)</text:span><text:span text:style-name="T187"><text:s/>- ESTA EMBALAGEM NÃO PODE SER LAVADA</text:span></text:p>
            <text:p text:style-name="P188"/>
          </table:table-cell>
        </table:table-row>
        <text:soft-page-break/>
        <table:table-row table:style-name="TableRow189">
          <table:table-cell table:style-name="TableCell190">
            <text:list text:style-name="LFO12" text:continue-numbering="true">
              <text:list-item>
                <text:list>
                  <text:list-item>
                    <text:p text:style-name="P191">Sistema de recolhimento e destinação final de embalagens e restos de produtos;</text:p>
                  </text:list-item>
                </text:list>
              </text:list-item>
            </text:list>
            <text:p text:style-name="P192"/>
            <text:p text:style-name="P193">ARMAZENAMENTO DA EMBALAGEM VAZIA</text:p>
            <text:p text:style-name="P194">Após a realização da Tríplice Lavagem ou Lavagem sob Pressão, esta embalagem deve ser armazenada com a tampa, em caixa coletiva, quando existente, separadamente das embalagens não lavadas.</text:p>
            <text:p text:style-name="P195">O armazenamento das embalagens vazias, até sua devolução pelo usuário, deve ser efetuado em local aberto, ventilado, ao abrigo de chuva e com piso impermeável, ou no próprio local onde são guardadas as embalagens cheias.</text:p>
            <text:p text:style-name="P196"/>
            <text:p text:style-name="P197">DEVOLUÇÃO DA EMBALAGEM VAZIA</text:p>
            <text:p text:style-name="P198">No prazo de até um ano da data da compra, é obrigatória a devolução da embalagem vazia, com tampa, pelo usuário, ao estabelecimento onde foi adquirido o produto ou no local indicado na nota fiscal, emitida no ato da compra.</text:p>
            <text:p text:style-name="P199">Caso o produto não tenha sido totalmente utilizado nesse prazo, e ainda esteja dentro de seu prazo de validade, será facultada a devolução da embalagem em até 6 meses após o término do prazo de validade.</text:p>
            <text:p text:style-name="P200">O usuário deve guardar o comprovante de devolução para efeito de fiscalização, pelo prazo mínimo de um ano após a devolução da embalagem vazia.</text:p>
            <text:p text:style-name="P201"/>
            <text:p text:style-name="P202">TRANSPORTE</text:p>
            <text:p text:style-name="P203">As embalagens vazias não podem ser transportadas junto com alimentos, bebidas, medicamentos, rações, animais e pessoas.</text:p>
            <text:p text:style-name="P204"/>
            <text:p text:style-name="P205">EMBALAGEM RÍGIDA NÃO LAVÁVEL<text:s/></text:p>
            <text:p text:style-name="P206">ESTA EMBALAGEM NÃO PODE SER LAVADA</text:p>
            <text:p text:style-name="P207"/>
            <text:p text:style-name="P208">ARMAZENAMENTO DA EMBALAGEM VAZIA</text:p>
            <text:p text:style-name="P209">O armazenamento da embalagem vazia, até sua devolução pelo usuário, deve ser efetuado em local coberto, ventilado, ao abrigo de chuva e com piso impermeável, no próprio local onde são guardadas as embalagens cheias.</text:p>
            <text:soft-page-break/>
            <text:p text:style-name="P210">Use luvas no manuseio dessa embalagem.</text:p>
            <text:p text:style-name="P211">Essa embalagem deve ser armazenada com sua tampa, em caixa coletiva, quando existente, separadamente das embalagens lavadas.</text:p>
            <text:p text:style-name="P212"/>
            <text:p text:style-name="P213">DEVOLUÇÃO DA EMBALAGEM VAZIA</text:p>
            <text:p text:style-name="P214">No prazo de até um ano da data da compra, é obrigatória a devolução da embalagem vazia, com tampa, pelo usuário, ao estabelecimento onde foi adquirido o produto ou no local indicado na nota fiscal, emitida no ato da compra.</text:p>
            <text:p text:style-name="P215">Caso o produto não tenha sido totalmente utilizado nesse prazo, e ainda esteja dentro de seu prazo de validade, será facultada a devolução da embalagem em até 6 meses após o término do prazo de validade.</text:p>
            <text:p text:style-name="P216">O usuário deve guardar o comprovante de devolução para efeito de fiscalização, pelo prazo mínimo de um ano após a devolução da embalagem vazia.</text:p>
            <text:p text:style-name="P217"/>
            <text:p text:style-name="P218">TRANSPORTE</text:p>
            <text:p text:style-name="P219">As embalagens vazias não podem ser transportadas junto com alimentos, bebidas, medicamentos, rações, animais e pessoas.</text:p>
            <text:p text:style-name="P220"/>
            <text:p text:style-name="P221">EMBALAGEM SECUNDÁRIA (NÃO CONTAMINADA)</text:p>
            <text:p text:style-name="P222"/>
            <text:p text:style-name="P223">ESTA EMBALAGEM NÃO PODE SER LAVADA</text:p>
            <text:p text:style-name="P224"/>
            <text:p text:style-name="P225">ARMAZENAMENTO DA EMBALAGEM VAZIA</text:p>
            <text:p text:style-name="P226">O armazenamento da embalagem vazia, até sua devolução pelo usuário, deve ser efetuado em local coberto, ventilado, ao abrigo de chuva e com piso impermeável, no próprio local onde são guardadas as embalagens cheias.</text:p>
            <text:p text:style-name="P227"/>
            <text:p text:style-name="P228">DEVOLUÇÃO DA EMBALAGEM VAZIA</text:p>
            <text:p text:style-name="P229">É obrigatória a devolução da embalagem vazia, pelo usuário, onde foi adquirido o produto ou no local indicado na nota fiscal, emitida pelo estabelecimento comercial.</text:p>
            <text:p text:style-name="P230"/>
            <text:p text:style-name="P231">TRANSPORTE</text:p>
            <text:p text:style-name="P232">As embalagens vazias não podem ser transportadas junto com alimentos, bebidas, medicamentos, rações, animais e pessoas.</text:p>
            <text:p text:style-name="P233"/>
            <text:p text:style-name="P234"><text:bookmark-start text:name="bkmEmbSolido"/><text:span text:style-name="T235">EMBALAGENS - SACARIAS</text:span><text:span text:style-name="T236"><text:s/>(utilizadas para acondicionar sementes tratadas com</text:span><text:span text:style-name="T237"><text:s/></text:span><text:bookmark-start text:name="bkmProdNome3"/><text:span text:style-name="T238">Product/Formulated/Name</text:span><text:bookmark-end text:name="bkmProdNome3"/><text:span text:style-name="T239">)</text:span></text:p>
            <text:p text:style-name="P240"/>
            <text:p text:style-name="P241">AS EMBALAGENS SACARIAS NÃO PODEM SER UTILIZADAS PARA OUTROS FINS.</text:p>
            <text:p text:style-name="P242"/>
            <text:p text:style-name="P243">AS EMBALAGEN SACARIAS NÃO PODEM SER LAVADAS.</text:p>
            <text:p text:style-name="P244"/>
            <text:p text:style-name="P245">ARMAZENAMENTO DAS EMBALAGENS VAZIAS:</text:p>
            <text:p text:style-name="P246"><text:span text:style-name="T247">O armazenamento das embalagens<text:s/></text:span><text:span text:style-name="T248">- SACARIAS -<text:s/></text:span><text:span text:style-name="T249">vazias, até a sua devolução pelo usuário, deve ser efetuado em local coberto, ventilado, ao abrigo de chuva e com piso impermeável, no próprio local onde são guardadas as embalagens cheias.</text:span></text:p>
            <text:p text:style-name="P250"><text:span text:style-name="T251">Use luvas no manuseio das<text:s/></text:span><text:span text:style-name="T252">SACARIAS.</text:span></text:p>
            <text:p text:style-name="P253"><text:span text:style-name="T254">As embalagens<text:s/></text:span><text:span text:style-name="T255">- SACARIAS -<text:s/></text:span><text:span text:style-name="T256">vazias devem ser armazenadas separadamente, em saco plástico transparente (Embalagens padronizadas – modelo ABNT), devidamente identificado e com lacre, o qual deverá ser adquirido<text:s/></text:span><text:soft-page-break/><text:span text:style-name="T257">nos Canais de Distribuição.</text:span></text:p>
            <text:p text:style-name="P258"/>
            <text:p text:style-name="P259">DEVOLUÇÃO DAS EMBALAGENS – SACARIAS VAZIAS</text:p>
            <text:p text:style-name="P260"><text:span text:style-name="T261">Devem ser devolvidas, em conjunto, com a embalgem do agrotóxico<text:s/></text:span><text:bookmark-start text:name="bkmProdNome4"/><text:span text:style-name="T262">Product/Formulated/Name</text:span><text:bookmark-end text:name="bkmProdNome4"/><text:span text:style-name="T263"><text:s/>ou no local onde foram adquiridas as sementes tratadas.</text:span></text:p>
            <text:p text:style-name="P264"><text:span text:style-name="T265">Terceiros que efetuarem o manuseio do agrotóxico, devem descrever nas sacarias que as sementes foram tratadas com o agrotóxico<text:s/></text:span><text:bookmark-start text:name="bkmProdNome5"/><text:span text:style-name="T266">Product/Formulated/Name</text:span><text:bookmark-end text:name="bkmProdNome5"/><text:span text:style-name="T267"><text:s/></text:span><text:span text:style-name="T268">e informar que as mesmas devem ser devolvidas no local em que foram tratadas ou adquiridas.</text:span></text:p>
            <text:p text:style-name="P269"/>
            <text:p text:style-name="P270"><text:span text:style-name="T271">PS: Deve ainda, ser inserida a palavra<text:s/></text:span><text:span text:style-name="T272">sacarias</text:span><text:span text:style-name="T273"><text:s/></text:span><text:span text:style-name="T274">no seguinte texto da bula (últimos dizeres):</text:span></text:p>
            <text:p text:style-name="P275">EFEITOS <text:s/>SOBRE O MEIO AMBIENTE DECORRENTES DA DESTINAÇÃO INADEQUADA DA EMBALAGEM VAZIA E RESTOS DE PRODUTOS</text:p>
            <text:p text:style-name="P276">A destinação inadequada das embalagens vazias, sacarias e restos de produtos no meio ambiente causa contaminação do solo, da água e do ar, prejudicando a fauna, a flora e a saúde das pessoas.</text:p>
            <text:p text:style-name="P277"><text:bookmark-end text:name="bkmEmbSolido"/></text:p>
            <text:p text:style-name="P278">DESTINAÇÃO FINAL DAS EMBALAGENS VAZIAS</text:p>
            <text:p text:style-name="P279">A destinação final das embalagens vazias, após a devolução pelos usuários, somente poderá ser realizada pela Empresa Registrante ou por empresas legalmente autorizadas pelos órgãos competentes.</text:p>
            <text:p text:style-name="P280"/>
            <text:p text:style-name="P281">É PROIBIDO AO USUÁRIO A REUTILIZAÇÃO E A RECICLAGEM DESTA EMBALAGEM VAZIA OU FRACIONAMENTO E REEBALAGEM DESTE PRODUTO.</text:p>
            <text:p text:style-name="P282"/>
            <text:p text:style-name="P283">EFEITOS SOBRE O MEIO AMBIENTE DECORRENTES DA DESTINAÇÃO INADEQUADA DA EMBALAGEM VAZIA E RESTOS DE PRODUTOS.</text:p>
            <text:p text:style-name="P284"/>
            <text:p text:style-name="P285">A destinação inadequada das embalagens vazias<text:bookmark-start text:name="bkmDestSacarias"/>, sacarias<text:bookmark-end text:name="bkmDestSacarias"/><text:s/>e restos de produtos no meio ambiente causa contaminação do solo, da água e do ar, prejudicando a fauna, a flora e a saúde das pessoas.</text:p>
            <text:p text:style-name="P286"/>
            <text:p text:style-name="P287">PRODUTOS IMPRÓPRIOS PARA UTILIZAÇÃO OU EM DEDUSO</text:p>
            <text:p text:style-name="P288">Caso este produto venha a se tornar impróprio para utilização ou em desuso, consulte o registrante através do telefone indicado no rótulo para sua devolução e destinação final.</text:p>
            <text:p text:style-name="P289">A desativação do produto é feita através de incineração em fornos destinados para este tipo de operação, equipados com câmaras de lavagem de gases efluentes e aprovados por órgãos ambientais competentes.</text:p>
            <text:p text:style-name="P290"/>
            <text:p text:style-name="P291">TRANSPORTE DE AGROTÓXICOS, COMPONENTES E AFINS</text:p>
            <text:p text:style-name="P292">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93"/>
          </table:table-cell>
        </table:table-row>
        <text:soft-page-break/>
        <table:table-row table:style-name="TableRow294">
          <table:table-cell table:style-name="TableCell295">
            <text:list text:style-name="LFO12" text:continue-numbering="true">
              <text:list-item>
                <text:list>
                  <text:list-item>
                    <text:p text:style-name="P296"><text:span text:style-name="T297">Modelo de rótulo e bula</text:span><text:span text:style-name="T298">;<text:s/></text:span><text:span text:style-name="T299">(Anexo 13.9</text:span><text:span text:style-name="T300">)</text:span></text:p>
                  </text:list-item>
                </text:list>
              </text:list-item>
            </text:list>
            <text:p text:style-name="P301"/>
            <text:p text:style-name="P302"><text:span text:style-name="T303">Uma via em papel do lay-out de rótulo e texto de bula<text:s/></text:span></text:p>
            <text:p text:style-name="P304"/>
          </table:table-cell>
        </table:table-row>
        <table:table-row table:style-name="TableRow305">
          <table:table-cell table:style-name="TableCell306">
            <text:list text:style-name="LFO12" text:continue-numbering="true">
              <text:list-item>
                <text:list>
                  <text:list-item>
                    <text:p text:style-name="P307"><text:span text:style-name="T308">Comprovante ou protocolo de registro no Brasil de seus componentes, inclusive do produto técnico.</text:span><text:span text:style-name="T309"><text:s/>(A</text:span><text:span text:style-name="T310">nexo</text:span><text:span text:style-name="T311"><text:s/>13.10</text:span><text:span text:style-name="T312">)</text:span></text:p>
                  </text:list-item>
                </text:list>
              </text:list-item>
            </text:list>
            <text:p text:style-name="P313"/>
            <text:p text:style-name="P314"><text:bookmark-start text:name="bkmReg"/><text:span text:style-name="T315">Cópia dos protocolos de requerimento de registro do produto</text:span><text:span text:style-name="T316"><text:s/></text:span><text:bookmark-start text:name="bkmTecnNome"/><text:span text:style-name="T317">Product/Tecnical/Name</text:span><text:bookmark-end text:name="bkmTecnNome"/><text:span text:style-name="T318"><text:s/></text:span><text:span text:style-name="T319">no MAPA, ANVISA e IBAMA, realizados em<text:s/></text:span><text:bookmark-start text:name="bmkProRegData"/><text:span text:style-name="T320">Process/Federal registration/MAPA protocol date</text:span><text:bookmark-end text:name="bmkProRegData"/><text:span text:style-name="T321">.</text:span></text:p>
            <text:soft-page-break/>
            <text:p text:style-name="P322"><text:span text:style-name="T323">- Processo no MAPA sob nº<text:s/></text:span><text:bookmark-start text:name="bkmRegMapa"/><text:span text:style-name="T324">Process/Federal Registration/ MAPA Protocol</text:span><text:bookmark-end text:name="bkmRegMapa"/></text:p>
            <text:p text:style-name="P325"><text:span text:style-name="T326">- Processo na ANVISA sob nº<text:s/></text:span><text:bookmark-start text:name="bkmRegAnvisa"/><text:span text:style-name="T327">Process/Federal Registration/ Anvisa Protocol</text:span><text:bookmark-end text:name="bkmRegAnvisa"/></text:p>
            <text:p text:style-name="P328"><text:span text:style-name="T329">- Processo no IBAMA sob nº<text:s/></text:span><text:bookmark-start text:name="bkmRegIbama"/><text:span text:style-name="T330">Process/Federal Registration/ Ibama Protocol</text:span><text:bookmark-end text:name="bkmRegIbama"/></text:p>
            <text:p text:style-name="P331"/>
            <text:p text:style-name="P332"><text:span text:style-name="T333"><text:s/></text:span><text:bookmark-end text:name="bkmReg"/></text:p>
            <text:p text:style-name="P334"/>
          </table:table-cell>
        </table:table-row>
        <text:soft-page-break/>
        <table:table-row table:style-name="TableRow335">
          <table:table-cell table:style-name="TableCell336">
            <text:list text:style-name="LFO12" text:continue-numbering="true">
              <text:list-item>
                <text:list>
                  <text:list-item>
                    <text:p text:style-name="P337"><text:span text:style-name="T338">Método analítico e sua sensibilidade para determinação de resíduos do agrotóxico.<text:s/></text:span><text:span text:style-name="T339">(Anexo 13.1</text:span><text:span text:style-name="T340">1</text:span><text:span text:style-name="T341">)</text:span></text:p>
                  </text:list-item>
                </text:list>
              </text:list-item>
            </text:list>
            <text:p text:style-name="P342"/>
            <text:p text:style-name="P343"><text:bookmark-start text:name="bkmMeto"/><text:span text:style-name="T344">Segue anexo “Método analítico para determinação de resíduos de<text:s/></text:span><text:bookmark-start text:name="bkmIaNome"/><text:span text:style-name="T345">Product/Formulated/Active Ingredient/Common Name</text:span><text:bookmark-end text:name="bkmIaNome"/><text:span text:style-name="T346"><text:s/>em diversas culturas’.</text:span></text:p>
            <text:p text:style-name="P347"/>
            <text:p text:style-name="P348"><text:bookmark-end text:name="bkmMeto"/></text:p>
          </table:table-cell>
        </table:table-row>
      </table:table>
      <text:p text:style-name="P349"><text:bookmark-end text:name="bkmA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02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pt" style:country-asian="BR"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font-size="11pt" style:font-size-asian="11pt" style:font-size-complex="11pt" style:language-asian="en" style:country-asian="U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font-size="11pt" style:font-size-asian="11pt" style:font-size-complex="11pt" style:language-asian="en" style:country-asian="US"/>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language-asian="en" style:country-asian="US"/>
    </style:style>
    <style:style style:name="Párrafodelista" style:display-name="Párrafo de lista" style:family="paragraph" style:parent-style-name="Normal">
      <style:paragraph-properties fo:margin-bottom="0in" fo:line-height="100%" fo:margin-left="0.5in">
        <style:tab-stops/>
      </style:paragraph-properties>
      <style:text-properties fo:hyphenate="false"/>
    </style:style>
    <style:style style:name="Pa0" style:display-name="Pa0" style:family="paragraph" style:parent-style-name="Normal" style:next-style-name="Normal">
      <style:paragraph-properties style:text-autospace="none" fo:margin-bottom="0in" style:line-height-at-least="0.1673in"/>
      <style:text-properties style:font-name="Helvetica" style:font-name-asian="Times New Roman" fo:font-size="12pt" style:font-size-asian="12pt" style:font-size-complex="12pt" style:language-asian="pt" style:country-asian="BR" fo:hyphenate="false"/>
    </style:style>
    <style:style style:name="A0" style:display-name="A0" style:family="text">
      <style:text-properties style:font-name-complex="Helvetica" fo:color="#000000" fo:font-size="8pt" style:font-size-asian="8pt" style:font-size-complex="8pt"/>
    </style:style>
    <style:style style:name="A5" style:display-name="A5" style:family="text">
      <style:text-properties style:font-name-complex="Helvetica" fo:color="#000000" fo:font-size="5pt" style:font-size-asian="5pt" style:font-size-complex="5pt"/>
    </style:style>
    <style:style style:name="Sangríadetextonormal" style:display-name="Sangría de texto normal" style:family="paragraph" style:parent-style-name="Normal">
      <style:paragraph-properties fo:widows="0" fo:orphans="0" fo:text-align="justify" fo:margin-bottom="0in" fo:line-height="100%" fo:margin-left="0.1972in">
        <style:tab-stops/>
      </style:paragraph-properties>
      <style:text-properties style:font-name="Times New Roman" style:font-name-asian="Times New Roman" style:font-size-complex="10pt" style:language-asian="pt" style:country-asian="BR" fo:hyphenate="false"/>
    </style:style>
    <style:style style:name="SangríadetextonormalCar" style:display-name="Sangría de texto normal Car" style:family="text" style:parent-style-name="Fuentedepárrafopredeter.">
      <style:text-properties style:font-name="Times New Roman" style:font-name-asian="Times New Roman"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format="1" text:start-value="13">
        <style:list-level-properties text:space-before="0in" text:min-label-width="0.2604in"/>
      </text:list-level-style-number>
      <text:list-level-style-number text:level="2" style:num-format="1" text:display-levels="2">
        <style:list-level-properties text:space-before="0.0986in" text:min-label-width="0.2604in"/>
      </text:list-level-style-number>
      <text:list-level-style-number text:level="3" style:num-format="1" text:display-levels="3">
        <style:list-level-properties text:space-before="0.1972in" text:min-label-width="0.5in"/>
      </text:list-level-style-number>
      <text:list-level-style-number text:level="4" style:num-format="1" text:display-levels="4">
        <style:list-level-properties text:space-before="0.2958in" text:min-label-width="0.5in"/>
      </text:list-level-style-number>
      <text:list-level-style-number text:level="5" style:num-format="1" text:display-levels="5">
        <style:list-level-properties text:space-before="0.3944in" text:min-label-width="0.75in"/>
      </text:list-level-style-number>
      <text:list-level-style-number text:level="6" style:num-format="1" text:display-levels="6">
        <style:list-level-properties text:space-before="0.493in" text:min-label-width="0.75in"/>
      </text:list-level-style-number>
      <text:list-level-style-number text:level="7" style:num-format="1" text:display-levels="7">
        <style:list-level-properties text:space-before="0.5916in" text:min-label-width="1in"/>
      </text:list-level-style-number>
      <text:list-level-style-number text:level="8" style:num-format="1" text:display-levels="8">
        <style:list-level-properties text:space-before="0.6902in" text:min-label-width="1in"/>
      </text:list-level-style-number>
      <text:list-level-style-number text:level="9" style:num-format="1" text:display-levels="9">
        <style:list-level-properties text:space-before="0.7888in" text:min-label-width="1.25in"/>
      </text:list-level-style-number>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472in" text:min-label-width="0.25in"/>
        <style:text-properties style:font-name="Wingdings"/>
      </text:list-level-style-bullet>
      <text:list-level-style-bullet text:level="2" text:style-name="WW_CharLFO17LVL2" text:bullet-char="o">
        <style:list-level-properties text:space-before="0.9472in" text:min-label-width="0.25in"/>
        <style:text-properties style:font-name="Courier New"/>
      </text:list-level-style-bullet>
      <text:list-level-style-bullet text:level="3" text:style-name="WW_CharLFO17LVL3" text:bullet-char="">
        <style:list-level-properties text:space-before="1.4472in" text:min-label-width="0.25in"/>
        <style:text-properties style:font-name="Wingdings"/>
      </text:list-level-style-bullet>
      <text:list-level-style-bullet text:level="4" text:style-name="WW_CharLFO17LVL4" text:bullet-char="">
        <style:list-level-properties text:space-before="1.9472in" text:min-label-width="0.25in"/>
        <style:text-properties style:font-name="Symbol"/>
      </text:list-level-style-bullet>
      <text:list-level-style-bullet text:level="5" text:style-name="WW_CharLFO17LVL5" text:bullet-char="o">
        <style:list-level-properties text:space-before="2.4472in" text:min-label-width="0.25in"/>
        <style:text-properties style:font-name="Courier New"/>
      </text:list-level-style-bullet>
      <text:list-level-style-bullet text:level="6" text:style-name="WW_CharLFO17LVL6" text:bullet-char="">
        <style:list-level-properties text:space-before="2.9472in" text:min-label-width="0.25in"/>
        <style:text-properties style:font-name="Wingdings"/>
      </text:list-level-style-bullet>
      <text:list-level-style-bullet text:level="7" text:style-name="WW_CharLFO17LVL7" text:bullet-char="">
        <style:list-level-properties text:space-before="3.4472in" text:min-label-width="0.25in"/>
        <style:text-properties style:font-name="Symbol"/>
      </text:list-level-style-bullet>
      <text:list-level-style-bullet text:level="8" text:style-name="WW_CharLFO17LVL8" text:bullet-char="o">
        <style:list-level-properties text:space-before="3.9472in" text:min-label-width="0.25in"/>
        <style:text-properties style:font-name="Courier New"/>
      </text:list-level-style-bullet>
      <text:list-level-style-bullet text:level="9" text:style-name="WW_CharLFO17LVL9" text:bullet-char="">
        <style:list-level-properties text:space-before="4.4472in" text:min-label-width="0.25in"/>
        <style:text-properties style:font-name="Wingdings"/>
      </text:list-level-style-bullet>
    </text:list-style>
    <style:page-layout style:name="PL0">
      <style:page-layout-properties fo:page-width="8.268in" fo:page-height="11.693in" style:print-orientation="portrait" fo:margin-top="1.3798in" fo:margin-left="1.0208in" fo:margin-bottom="0.9798in" fo:margin-right="1.1229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48in"/>
      </style:footer-style>
    </style:page-layout>
    <style:style style:name="P2" style:parent-style-name="Encabezado" style:family="paragraph">
      <style:paragraph-properties fo:text-align="end" fo:margin-bottom="0in" fo:line-height="100%"/>
      <style:text-properties style:font-name="Arial" style:font-name-complex="Arial" fo:font-weight="bold" style:font-weight-asian="bold" fo:font-size="8pt" style:font-size-asian="8pt" style:font-size-complex="8pt"/>
    </style:style>
    <style:style style:name="P3" style:parent-style-name="Encabezado" style:family="paragraph">
      <style:paragraph-properties fo:text-align="end" fo:margin-bottom="0in" fo:line-height="100%"/>
    </style:style>
  </office:automatic-styles>
  <office:master-styles>
    <style:master-page style:name="MP0" style:page-layout-name="PL0">
      <style:header>
        <text:p text:style-name="P2"><text:bookmark-start text:name="bkmProdNome"/>Product/Formulated/Name<text:bookmark-end text:name="bkmProdNome"/></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sco</meta:initial-creator>
    <dc:creator>Chosco</dc:creator>
    <meta:creation-date>2012-12-13T18:58:00Z</meta:creation-date>
    <dc:date>2012-12-13T18:58:00Z</dc:date>
    <meta:print-date>2010-06-16T17:57:00Z</meta:print-date>
    <meta:template xlink:href="AnnexXIII.dotx" xlink:type="simple"/>
    <meta:editing-cycles>1</meta:editing-cycles>
    <meta:editing-duration>PT0S</meta:editing-duration>
    <meta:document-statistic meta:page-count="6" meta:paragraph-count="26" meta:word-count="2059" meta:character-count="13362" meta:row-count="94" meta:non-whitespace-character-count="11329"/>
  </office:meta>
</office:document-meta>
</file>